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swiss" style:font-pitch="fixed"/>
    <style:font-face style:name="MS PMincho" svg:font-family="'MS PMincho'" style:font-pitch="variable"/>
    <style:font-face style:name="Microsoft JhengHei" svg:font-family="'Microsoft JhengHei'" style:font-pitch="variable"/>
    <style:font-face style:name="Microsoft JhengHei UI" svg:font-family="'Microsoft JhengHei UI'" style:font-pitch="variable"/>
    <style:font-face style:name="Microsoft YaHei" svg:font-family="'Microsoft YaHei'" style:font-pitch="variable"/>
    <style:font-face style:name="MingLiU-ExtB" svg:font-family="MingLiU-ExtB" style:font-pitch="variable"/>
    <style:font-face style:name="Noto Sans CJK HK" svg:font-family="'Noto Sans CJK HK'" style:font-family-generic="swiss" style:font-pitch="variable"/>
    <style:font-face style:name="Noto Sans CJK JP" svg:font-family="'Noto Sans CJK JP'" style:font-family-generic="swiss" style:font-pitch="variable"/>
    <style:font-face style:name="Noto Sans CJK JP Black" svg:font-family="'Noto Sans CJK JP Black'" style:font-family-generic="swiss" style:font-pitch="variable"/>
    <style:font-face style:name="Noto Sans CJK SC" svg:font-family="'Noto Sans CJK SC'" style:font-family-generic="system" style:font-pitch="variable"/>
    <style:font-face style:name="Noto Sans CJK SC Medium" svg:font-family="'Noto Sans CJK SC Medium'" style:font-family-generic="swiss" style:font-pitch="variable"/>
    <style:font-face style:name="Noto Sans CJK TC" svg:font-family="'Noto Sans CJK TC'" style:font-family-generic="swiss" style:font-pitch="variable"/>
    <style:font-face style:name="Noto Sans Mono CJK JP" svg:font-family="'Noto Sans Mono CJK JP'" style:font-family-generic="swiss" style:font-pitch="variable"/>
    <style:font-face style:name="Noto Sans Mono CJK TC" svg:font-family="'Noto Sans Mono CJK TC'" style:font-family-generic="swiss" style:font-pitch="variable"/>
    <style:font-face style:name="Noto Serif CJK JP" svg:font-family="'Noto Serif CJK JP'" style:font-family-generic="roman" style:font-pitch="variable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  <style:font-face style:name="TakaoMincho" svg:font-family="TakaoMincho" style:font-pitch="variable"/>
    <style:font-face style:name="UD Digi Kyokasho N-B" svg:font-family="'UD Digi Kyokasho N-B'" style:font-pitch="variable"/>
    <style:font-face style:name="UD Digi Kyokasho N-R" svg:font-family="'UD Digi Kyokasho N-R'" style:font-pitch="variable"/>
    <style:font-face style:name="aakar" svg:font-family="aakar" style:font-pitch="variable"/>
  </office:font-face-decls>
  <office:automatic-styles>
    <style:style style:name="P1" style:family="paragraph" style:parent-style-name="Standard">
      <style:text-properties style:font-name="Noto Serif CJK JP" fo:font-size="14pt" officeooo:paragraph-rsid="001c9595" style:font-name-asian="Noto Serif CJK JP" style:font-size-asian="14pt" style:language-asian="ja" style:country-asian="JP" style:font-size-complex="14pt"/>
    </style:style>
    <style:style style:name="P2" style:family="paragraph" style:parent-style-name="Standard">
      <style:text-properties style:font-name="Noto Serif CJK JP" fo:font-size="14pt" officeooo:paragraph-rsid="001c9595" style:font-name-asian="Noto Serif CJK JP" style:font-size-asian="14pt" style:language-asian="zh" style:country-asian="HK" style:font-size-complex="14pt"/>
    </style:style>
    <style:style style:name="P3" style:family="paragraph" style:parent-style-name="Standard">
      <style:text-properties style:font-name="Noto Sans CJK JP Black" fo:font-size="14pt" officeooo:paragraph-rsid="0028070f" style:font-name-asian="Noto Sans CJK JP Black" style:font-size-asian="14pt" style:language-asian="zh" style:country-asian="TW" style:font-size-complex="14pt"/>
    </style:style>
    <style:style style:name="P4" style:family="paragraph" style:parent-style-name="Standard">
      <style:text-properties style:font-name="Noto Sans CJK JP Black" fo:font-size="14pt" officeooo:paragraph-rsid="001c9595" style:font-name-asian="Noto Sans CJK JP Black" style:font-size-asian="14pt" style:language-asian="ja" style:country-asian="JP" style:font-size-complex="14pt"/>
    </style:style>
    <style:style style:name="P5" style:family="paragraph" style:parent-style-name="Standard">
      <style:text-properties style:font-name="Noto Sans CJK JP Black" fo:font-size="14pt" officeooo:paragraph-rsid="001c9595" style:font-name-asian="Noto Sans CJK JP Black" style:font-size-asian="14pt" style:language-asian="zh" style:country-asian="CN" style:font-size-complex="14pt"/>
    </style:style>
    <style:style style:name="P6" style:family="paragraph" style:parent-style-name="Standard">
      <style:text-properties style:font-name="Noto Sans CJK JP Black" fo:font-size="14pt" officeooo:paragraph-rsid="001c9595" style:font-name-asian="Noto Sans CJK JP Black" style:font-size-asian="14pt" style:language-asian="ko" style:country-asian="KR" style:font-size-complex="14pt"/>
    </style:style>
    <style:style style:name="P7" style:family="paragraph" style:parent-style-name="Standard">
      <style:text-properties style:font-name="Noto Sans CJK JP Black" fo:font-size="14pt" officeooo:paragraph-rsid="001c9595" style:font-name-asian="Noto Sans CJK JP Black" style:font-size-asian="14pt" style:language-asian="zh" style:country-asian="HK" style:font-size-complex="14pt"/>
    </style:style>
    <style:style style:name="P8" style:family="paragraph" style:parent-style-name="Standard">
      <style:text-properties style:font-name="Noto Sans Mono CJK TC" fo:font-size="14pt" officeooo:paragraph-rsid="002bb4b1" style:font-name-asian="Noto Sans Mono CJK TC" style:font-size-asian="14pt" style:language-asian="zxx" style:country-asian="none" style:font-size-complex="14pt"/>
    </style:style>
    <style:style style:name="P9" style:family="paragraph" style:parent-style-name="Standard">
      <style:text-properties style:font-name="UD Digi Kyokasho N-B" fo:font-size="14pt" officeooo:paragraph-rsid="002c897e" style:font-name-asian="UD Digi Kyokasho N-B" style:font-size-asian="14pt" style:language-asian="ja" style:country-asian="JP" style:font-size-complex="14pt"/>
    </style:style>
    <style:style style:name="P10" style:family="paragraph" style:parent-style-name="Standard">
      <style:text-properties style:font-name="Noto Serif CJK JP" fo:font-size="14pt" officeooo:rsid="00343864" officeooo:paragraph-rsid="00343864" style:font-name-asian="Noto Serif CJK JP" style:font-size-asian="14pt" style:language-asian="ja" style:country-asian="JP" style:font-size-complex="14pt"/>
    </style:style>
    <style:style style:name="P11" style:family="paragraph" style:parent-style-name="Standard">
      <style:text-properties style:font-name="Noto Serif CJK JP" fo:font-size="14pt" fo:language="en" fo:country="US" fo:font-weight="bold" officeooo:rsid="00343864" officeooo:paragraph-rsid="00343864" style:font-name-asian="Noto Serif CJK JP" style:font-size-asian="14pt" style:language-asian="ja" style:country-asian="JP" style:font-size-complex="14pt"/>
    </style:style>
    <style:style style:name="T1" style:family="text">
      <style:text-properties officeooo:rsid="0021a3a0"/>
    </style:style>
    <style:style style:name="T2" style:family="text">
      <style:text-properties officeooo:rsid="0025b9b2"/>
    </style:style>
    <style:style style:name="T3" style:family="text">
      <style:text-properties officeooo:rsid="002bb4b1"/>
    </style:style>
    <style:style style:name="T4" style:family="text">
      <style:text-properties officeooo:rsid="002e61f6"/>
    </style:style>
    <style:style style:name="T5" style:family="text">
      <style:text-properties officeooo:rsid="002e892b"/>
    </style:style>
    <style:style style:name="T6" style:family="text">
      <style:text-properties officeooo:rsid="003441b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刃直海角骨入八 <text:s/><text:span text:style-name="T3">none</text:span></text:p>
      <text:p text:style-name="P3">刃直海角骨入八 <text:s/><text:span text:style-name="T1">t</text:span></text:p>
      <text:p text:style-name="P4">刃直海角骨入八 <text:span text:style-name="T1">j</text:span></text:p>
      <text:p text:style-name="P9">刃直海角骨入八 <text:span text:style-name="T1">j </text:span><text:span text:style-name="T4">kyo</text:span><text:span text:style-name="T5">o</text:span><text:span text:style-name="T4">kasho</text:span></text:p>
      <text:p text:style-name="P5">刃直海角骨入八 <text:span text:style-name="T1">s</text:span></text:p>
      <text:p text:style-name="P6">刃直海角骨入八 <text:s/><text:span text:style-name="T1">k</text:span></text:p>
      <text:p text:style-name="P7">刃直海角骨入八 <text:span text:style-name="T1">h</text:span></text:p>
      <text:p text:style-name="P2"/>
      <text:p text:style-name="P1">入入入入入入入 <text:span text:style-name="T2">j</text:span></text:p>
      <text:p text:style-name="P1"/>
      <text:p text:style-name="P10">it depend<text:span text:style-name="T6">s</text:span> on font and program to map it</text:p>
      <text:p text:style-name="P10"/>
      <text:p text:style-name="P11">Mincho is equivalent to a serif font in Western typesetting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Gothic" svg:font-family="'MS Gothic'" style:font-family-generic="swiss" style:font-pitch="fixed"/>
    <style:font-face style:name="MS PMincho" svg:font-family="'MS PMincho'" style:font-pitch="variable"/>
    <style:font-face style:name="Microsoft JhengHei" svg:font-family="'Microsoft JhengHei'" style:font-pitch="variable"/>
    <style:font-face style:name="Microsoft JhengHei UI" svg:font-family="'Microsoft JhengHei UI'" style:font-pitch="variable"/>
    <style:font-face style:name="Microsoft YaHei" svg:font-family="'Microsoft YaHei'" style:font-pitch="variable"/>
    <style:font-face style:name="MingLiU-ExtB" svg:font-family="MingLiU-ExtB" style:font-pitch="variable"/>
    <style:font-face style:name="Noto Sans CJK HK" svg:font-family="'Noto Sans CJK HK'" style:font-family-generic="swiss" style:font-pitch="variable"/>
    <style:font-face style:name="Noto Sans CJK JP" svg:font-family="'Noto Sans CJK JP'" style:font-family-generic="swiss" style:font-pitch="variable"/>
    <style:font-face style:name="Noto Sans CJK JP Black" svg:font-family="'Noto Sans CJK JP Black'" style:font-family-generic="swiss" style:font-pitch="variable"/>
    <style:font-face style:name="Noto Sans CJK SC" svg:font-family="'Noto Sans CJK SC'" style:font-family-generic="system" style:font-pitch="variable"/>
    <style:font-face style:name="Noto Sans CJK SC Medium" svg:font-family="'Noto Sans CJK SC Medium'" style:font-family-generic="swiss" style:font-pitch="variable"/>
    <style:font-face style:name="Noto Sans CJK TC" svg:font-family="'Noto Sans CJK TC'" style:font-family-generic="swiss" style:font-pitch="variable"/>
    <style:font-face style:name="Noto Sans Mono CJK JP" svg:font-family="'Noto Sans Mono CJK JP'" style:font-family-generic="swiss" style:font-pitch="variable"/>
    <style:font-face style:name="Noto Sans Mono CJK TC" svg:font-family="'Noto Sans Mono CJK TC'" style:font-family-generic="swiss" style:font-pitch="variable"/>
    <style:font-face style:name="Noto Serif CJK JP" svg:font-family="'Noto Serif CJK JP'" style:font-family-generic="roman" style:font-pitch="variable"/>
    <style:font-face style:name="Noto Serif CJK SC" svg:font-family="'Noto Serif CJK SC'" style:font-family-generic="roman" style:font-pitch="variable"/>
    <style:font-face style:name="Noto Serif CJK SC1" svg:font-family="'Noto Serif CJK SC'" style:font-family-generic="system" style:font-pitch="variable"/>
    <style:font-face style:name="TakaoMincho" svg:font-family="TakaoMincho" style:font-pitch="variable"/>
    <style:font-face style:name="UD Digi Kyokasho N-B" svg:font-family="'UD Digi Kyokasho N-B'" style:font-pitch="variable"/>
    <style:font-face style:name="UD Digi Kyokasho N-R" svg:font-family="'UD Digi Kyokasho N-R'" style:font-pitch="variable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08:52:36.776122350</meta:creation-date>
    <dc:date>2023-09-28T04:25:58.433272956</dc:date>
    <meta:editing-duration>PT44M28S</meta:editing-duration>
    <meta:editing-cycles>13</meta:editing-cycles>
    <meta:generator>LibreOffice/7.3.7.2$Linux_X86_64 LibreOffice_project/30$Build-2</meta:generator>
    <meta:document-statistic meta:table-count="0" meta:image-count="0" meta:object-count="0" meta:page-count="1" meta:paragraph-count="10" meta:word-count="84" meta:character-count="187" meta:non-whitespace-character-count="158"/>
  </office:meta>
</office:document-meta>
</file>